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7b40" officeooo:paragraph-rsid="00067b40" style:font-weight-asian="bold" style:font-weight-complex="bold"/>
    </style:style>
    <style:style style:name="P2" style:family="paragraph" style:parent-style-name="Standard">
      <style:text-properties fo:font-size="14pt" fo:font-weight="normal" officeooo:rsid="00067b40" officeooo:paragraph-rsid="00067b40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67b40" officeooo:paragraph-rsid="0009731c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67b40" officeooo:paragraph-rsid="00067b40" style:font-size-asian="14pt" style:font-weight-asian="normal" style:font-size-complex="14pt" style:font-weight-complex="normal"/>
    </style:style>
    <style:style style:name="T1" style:family="text">
      <style:text-properties officeooo:rsid="00078feb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language="en" fo:country="US" officeooo:rsid="0009731c"/>
    </style:style>
    <style:style style:name="T4" style:family="text">
      <style:text-properties officeooo:rsid="0009731c"/>
    </style:style>
    <style:style style:name="T5" style:family="text">
      <style:text-properties fo:language="ru" fo:country="RU" officeooo:rsid="000973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0"/><text:span text:style-name="T2">Техническое задание</text:span></text:p>
      <text:p text:style-name="P2"><text:s text:c="3"/>Требуется разработать приложение для пользователей интернет-магазина одежды. У пользователя будет возможность посмотреть наличие товара в магазине, его описание, прочитать отзывы или самому оставить их, добавить товар в корзину и заказать <text:s/>его. <text:s/></text:p>
      <text:p text:style-name="P2"><text:s text:c="3"/>Разработанное приложение должно помочь пользователю сэкономить время за покупками и сделать процесс более удобным.</text:p>
      <text:p text:style-name="P3"><text:s text:c="2"/><text:span text:style-name="T4">Инструменты разработки: </text:span><text:span text:style-name="T3">visual studio c++, git, txt </text:span><text:span text:style-name="T5">файлы.</text:span></text:p>
      <text:p text:style-name="P3"><text:span text:style-name="T4"><text:s text:c="2"/>Тип пользователей: покупатель.</text:span></text:p>
      <text:p text:style-name="P3"><text:s text:c="3"/>В разработанном приложении должны быть реализованы следующие <text:span text:style-name="T4">функции</text:span>: </text:p>
      <text:p text:style-name="P3"><text:span text:style-name="T3">1) </text:span>в начале на экране появляется название магазина и краткое его описание. <text:span text:style-name="T1">Пользователю предлагается два варианта: либо <text:s/>выйти из приложения, если его не заинтересовал данный магазин, либо перейти на страницу товаров. </text:span><text:span text:style-name="T3">2)</text:span><text:span text:style-name="T1">Соответственно, если пользователь решает выйти, то окно закрывается, если же решает остаться, то экран очищается и на нём появляются виды товаров.</text:span></text:p>
      <text:p text:style-name="P3"><text:span text:style-name="T3">3)</text:span><text:span text:style-name="T1">Когда пользователь выбрал нужный ему вид товара, экран очищается и появляются все товары заданного вида. </text:span></text:p>
      <text:p text:style-name="P3"><text:span text:style-name="T3">4)</text:span><text:span text:style-name="T5">По</text:span><text:span text:style-name="T1">льзователь может перейти на страницу любого понравившегося ему товара: экран очищается и появляется описание товара и информация о наличии. В том же разделе у пользователя будет возможность посмотреть отзывы о товаре, а также самому написать отзыв(отзывы будут реализованы с помощью текстового файла). </text:span></text:p>
      <text:p text:style-name="P3"><text:span text:style-name="T4">5)Если пользователь решит купить данный товар и он будет в наличии, то он переносится в его корзину, которая будет реализована с помощью текстового файла. Если же товара нет в наличии, то пользователю высветится оповещение об этом и добавить товар в корзину не получится. </text:span></text:p>
      <text:p text:style-name="P3"><text:span text:style-name="T4">6)Когда пользователь закончит с покупками, он сможет заказать товары, после чего экран очистится и появится сообщение «Спасибо за покупку». </text:span></text:p>
      <text:p text:style-name="P3"><text:span text:style-name="T4">7)Также у пользователя всегда будет возможность вернуться на предыдущую страницу или вый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06:45:34.608000000</meta:creation-date>
    <dc:date>2020-11-27T18:20:44.675000000</dc:date>
    <meta:editing-duration>PT16M23S</meta:editing-duration>
    <meta:editing-cycles>2</meta:editing-cycles>
    <meta:generator>Trio_Office/6.2.8.2$Windows_x86 LibreOffice_project/</meta:generator>
    <meta:document-statistic meta:table-count="0" meta:image-count="0" meta:object-count="0" meta:page-count="1" meta:paragraph-count="12" meta:word-count="249" meta:character-count="1892" meta:non-whitespace-character-count="1573"/>
  </office:meta>
</office:document-meta>
</file>